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 style:master-page-name="">
      <style:table-properties style:width="15.478cm" fo:margin-left="-0.123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1.614cm"/>
    </style:style>
    <style:style style:name="Tabla1.B" style:family="table-column">
      <style:table-column-properties style:column-width="13.864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1.B1" style:family="table-cell">
      <style:table-cell-properties style:vertical-align="top" fo:background-color="transparent" fo:padding-left="0.123cm" fo:padding-right="0.123cm" fo:padding-top="0cm" fo:padding-bottom="0cm" fo:border="none" style:writing-mode="lr-tb">
        <style:background-image/>
      </style:table-cell-properties>
    </style:style>
    <style:style style:name="Tabla1.3" style:family="table-row">
      <style:table-row-properties fo:keep-together="auto"/>
    </style:style>
    <style:style style:name="P1" style:family="paragraph" style:parent-style-name="Header">
      <style:paragraph-properties fo:margin-left="0cm" fo:margin-right="-0.508cm" fo:text-indent="0cm" style:auto-text-indent="false"/>
    </style:style>
    <style:style style:name="P2" style:family="paragraph" style:parent-style-name="Standard">
      <style:paragraph-properties fo:margin-left="0cm" fo:margin-right="-0.508cm" fo:text-indent="0cm" style:auto-text-indent="false"/>
    </style:style>
    <style:style style:name="P3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language="es" fo:country="MX"/>
    </style:style>
    <style:style style:name="P4" style:family="paragraph" style:parent-style-name="Standard">
      <style:paragraph-properties fo:margin-left="0cm" fo:margin-right="-0.508cm" fo:text-indent="0cm" style:auto-text-indent="false" style:snap-to-layout-grid="false"/>
    </style:style>
    <style:style style:name="P5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style:font-size-asian="8pt" style:font-size-complex="8pt"/>
    </style:style>
    <style:style style:name="P6" style:family="paragraph" style:parent-style-name="Standard">
      <style:paragraph-properties fo:margin-left="0cm" fo:margin-right="-0.233cm" fo:text-align="center" style:justify-single-word="false" fo:text-indent="0cm" style:auto-text-indent="false"/>
      <style:text-properties fo:font-size="8pt" style:font-size-asian="8pt" style:font-size-complex="8pt"/>
    </style:style>
    <style:style style:name="P7" style:family="paragraph" style:parent-style-name="Footer">
      <style:paragraph-properties fo:margin-left="0cm" fo:margin-right="0.635cm" fo:text-align="justify" style:justify-single-word="false" fo:text-indent="0cm" style:auto-text-indent="false"/>
      <style:text-properties style:font-name="Arial" fo:font-size="8pt" fo:language="es" fo:country="MX" style:font-size-asian="8pt" style:font-name-complex="Arial" style:font-size-complex="8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font-name="Nimbus Roman No9 L" style:font-weight-complex="bold"/>
    </style:style>
    <style:style style:name="P9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style:font-name="Nimbus Roman No9 L" fo:language="es" fo:country="MX"/>
    </style:style>
    <style:style style:name="P10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Nimbus Roman No9 L"/>
    </style:style>
    <style:style style:name="P11" style:family="paragraph" style:parent-style-name="Heading_20_4">
      <style:paragraph-properties fo:margin-left="0cm" fo:margin-right="0cm" fo:text-indent="0.499cm" style:auto-text-indent="false"/>
      <style:text-properties style:font-name="Nimbus Roman No9 L" fo:font-weight="normal" style:font-weight-asian="normal" style:font-weight-complex="normal"/>
    </style:style>
    <style:style style:name="P12" style:family="paragraph" style:parent-style-name="Footer">
      <style:paragraph-properties fo:margin-left="0cm" fo:margin-right="0.635cm" fo:text-align="start" style:justify-single-word="false" fo:text-indent="0cm" style:auto-text-indent="false"/>
      <style:text-properties fo:font-size="8pt" fo:font-style="italic" style:font-size-asian="8pt" style:font-style-asian="italic" style:font-name-complex="Arial" style:font-size-complex="9pt"/>
    </style:style>
    <style:style style:name="P13" style:family="paragraph" style:parent-style-name="Header" style:master-page-name="Standard">
      <style:paragraph-properties fo:margin-left="0cm" fo:margin-right="-0.487cm" fo:text-align="center" style:justify-single-word="false" fo:text-indent="0cm" style:auto-text-indent="false" style:page-number="auto"/>
      <style:text-properties style:font-name="Nimbus Roman No9 L" fo:font-size="12pt" style:font-size-asian="12pt" style:font-size-complex="12pt"/>
    </style:style>
    <style:style style:name="P14" style:family="paragraph" style:parent-style-name="Normal_20__28_Web_29_">
      <style:paragraph-properties fo:margin-left="0cm" fo:margin-right="0cm" fo:text-indent="0.499cm" style:auto-text-indent="false"/>
      <style:text-properties style:font-name="Nimbus Roman No9 L"/>
    </style:style>
    <style:style style:name="P15" style:family="paragraph" style:parent-style-name="Normal_20__28_Web_29_">
      <style:paragraph-properties fo:margin-left="0cm" fo:margin-right="0cm" fo:text-align="justify" style:justify-single-word="false" fo:text-indent="0.499cm" style:auto-text-indent="false"/>
      <style:text-properties style:font-name="Nimbus Roman No9 L"/>
    </style:style>
    <style:style style:name="P16" style:family="paragraph" style:parent-style-name="Normal_20__28_Web_29_">
      <style:paragraph-properties fo:margin-left="0cm" fo:margin-right="-0.423cm" fo:text-indent="0cm" style:auto-text-indent="false"/>
      <style:text-properties style:font-name="Nimbus Roman No9 L"/>
    </style:style>
    <style:style style:name="P17" style:family="paragraph" style:parent-style-name="norita">
      <style:paragraph-properties fo:margin-left="0cm" fo:margin-right="-0.508cm" fo:text-indent="0cm" style:auto-text-indent="false"/>
      <style:text-properties style:font-name="Nimbus Roman No9 L"/>
    </style:style>
    <style:style style:name="P18" style:family="paragraph" style:parent-style-name="norita">
      <style:paragraph-properties fo:margin-left="0cm" fo:margin-right="-0.508cm" fo:text-align="center" style:justify-single-word="false" fo:text-indent="0cm" style:auto-text-indent="false"/>
      <style:text-properties style:font-name="Nimbus Roman No9 L"/>
    </style:style>
    <style:style style:name="P19" style:family="paragraph" style:parent-style-name="norita">
      <style:paragraph-properties fo:margin-left="0cm" fo:margin-right="0cm" fo:text-align="justify" style:justify-single-word="false" fo:text-indent="0.499cm" style:auto-text-indent="false"/>
      <style:text-properties style:font-name="Nimbus Roman No9 L"/>
    </style:style>
    <style:style style:name="P20" style:family="paragraph" style:parent-style-name="norita">
      <style:paragraph-properties fo:margin-left="0cm" fo:margin-right="-0.044cm" fo:text-indent="0cm" style:auto-text-indent="false"/>
      <style:text-properties style:font-name="Nimbus Roman No9 L"/>
    </style:style>
    <style:style style:name="P21" style:family="paragraph" style:parent-style-name="norita">
      <style:paragraph-properties fo:text-align="justify" style:justify-single-word="false"/>
      <style:text-properties style:font-name="Nimbus Roman No9 L"/>
    </style:style>
    <style:style style:name="P22" style:family="paragraph" style:parent-style-name="norita">
      <style:paragraph-properties fo:margin-left="0cm" fo:margin-right="-0.487cm" fo:text-align="center" style:justify-single-word="false" fo:text-indent="0cm" style:auto-text-indent="false"/>
      <style:text-properties style:font-name="Nimbus Roman No9 L" fo:font-size="12pt" style:font-size-asian="12pt" style:font-size-complex="12pt"/>
    </style:style>
    <style:style style:name="P23" style:family="paragraph" style:parent-style-name="norita">
      <style:paragraph-properties fo:margin-left="5.53cm" fo:margin-right="-0.503cm" fo:text-align="justify" style:justify-single-word="false" fo:text-indent="-5.53cm" style:auto-text-indent="false">
        <style:tab-stops/>
      </style:paragraph-properties>
      <style:text-properties style:font-name="Nimbus Roman No9 L"/>
    </style:style>
    <style:style style:name="T1" style:family="text">
      <style:text-properties fo:language="es" fo:country="MX"/>
    </style:style>
    <style:style style:name="T2" style:family="text">
      <style:text-properties style:font-name="Arial"/>
    </style:style>
    <style:style style:name="T3" style:family="text">
      <style:text-properties style:font-name="Nimbus Roman No9 L1" fo:font-size="12pt" style:text-underline-style="none" fo:font-weight="normal" style:font-size-asian="12pt" style:font-weight-asian="normal" style:font-name-complex="Nimbus Roman No9 L1" style:font-size-complex="12pt" style:font-weight-complex="normal"/>
    </style:style>
    <style:style style:name="T4" style:family="text">
      <style:text-properties fo:font-size="12pt" style:text-underline-style="none" fo:font-weight="normal" style:font-size-asian="12pt" style:font-weight-asian="normal" style:font-name-complex="Nimbus Roman No9 L1" style:font-size-complex="12pt" style:font-weight-complex="normal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ECLARACIÓN 1919-CM-15</text:p>
      <text:p text:style-name="P22"/>
      <text:p text:style-name="P23">DESCRIPCIÓN SINTÉTICA: DECLARAR DE INTERÉS MUNICIPAL Y EDUCATIVO EL XVIII CONGRESO ARGENTINO DE SALUD DESAFÍOS: EDUCAR PARA CRECER.</text:p>
      <text:p text:style-name="P17"/>
      <text:p text:style-name="P17">ANTECEDENTES</text:p>
      <text:list xml:id="list607604808" text:style-name="WW8Num2">
        <text:list-item>
          <text:list>
            <text:list-item>
              <text:list>
                <text:list-item>
                  <text:list>
                    <text:list-item>
                      <text:p text:style-name="P11">Carta Orgánica Municipal.</text:p>
                    </text:list-item>
                  </text:list>
                </text:list-item>
              </text:list>
            </text:list-item>
          </text:list>
        </text:list-item>
      </text:list>
      <text:p text:style-name="P14">Ordenanza 2071-CM-10.</text:p>
      <text:p text:style-name="P14">Solicitud de declaración de interés.</text:p>
      <text:p text:style-name="P14">Gacetilla informativa del evento.</text:p>
      <text:p text:style-name="P17"/>
      <text:p text:style-name="P17">FUNDAMENTOS</text:p>
      <text:p text:style-name="P8"><text:s text:c="570"/></text:p>
      <text:p text:style-name="P10">El congreso es organizado por la Asociación Civil de Actividades Médicas Integradas (ACAMI), que reúne a las más importantes entidades prestadoras y financiadoras de la salud sin fines de lucro. </text:p>
      <text:p text:style-name="P19"/>
      <text:p text:style-name="P19">Durante la jornada se desarrollarán los siguientes temas centrales: política nacional de salud; economía de la salud; el sistema jurídico y su incidencia sobre el sistema de salud; conclusiones del 11° Ciclo de coloquios buscando el acercamiento entre los jueces y las ciencias; escenario social, económico y político de finales de 2015 y el trabajo social. Desde la contención al crecimiento personal y comunitario, interpretamos que los mismos tienen actual vigencia y son de relevante importancia como contribución al mejoramiento de la atención de la salud de nuestro país. La participación del congreso es gratuita, requiriendo únicamente una inscripción previa.</text:p>
      <text:p text:style-name="P15">En virtud de lo anteriormente expuesto, entendemos importante que el Estado municipal brinde su apoyo, declarando de interés municipal dicho congreso.</text:p>
      <text:p text:style-name="P16">AUTOR: Concejal Ramón Chiocconi (PJ).</text:p>
      <text:p text:style-name="P16">INICIATIVA: Cdor. Leonardo M. Girves (Gerente OSDE Filial Bariloche).</text:p>
      <text:p text:style-name="P18">El proyecto original Nº 875/15 fue aprobado en la sesión del día 17 de septiembre de 2015, según consta en el Acta Nº 1040/15. Por ello, en ejercicio de las atribuciones que le otorga el Art. 38 de la Carta Orgánica Municipal,</text:p>
      <text:p text:style-name="P17"/>
      <text:p text:style-name="P17"/>
      <text:p text:style-name="P17"/>
      <text:p text:style-name="P18"><text:soft-page-break/>EL CONCEJO MUNICIPAL DE SAN CARLOS DE BARILOCHE</text:p>
      <text:p text:style-name="P18">SANCIONA CON CARÁCTER DE </text:p>
      <text:p text:style-name="P18"/>
      <text:p text:style-name="P9">DECLARACIÓN</text:p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0">Art. 1°)</text:p>
          </table:table-cell>
          <table:table-cell table:style-name="Tabla1.B1" office:value-type="string">
            <text:p text:style-name="P21">Se declara de interés municipal y educativo el XVIII Congreso Argentino de Salud Desafíos: Educar para Crecer <text:span text:style-name="T4">a realizarse el 17 de septiembre de</text:span> 2015 en la ciudad de San Carlos de Bariloche.</text:p>
            <text:p text:style-name="P21"/>
          </table:table-cell>
        </table:table-row>
        <table:table-row table:style-name="Tabla1.1">
          <table:table-cell table:style-name="Tabla1.A1" office:value-type="string">
            <text:p text:style-name="P20">Art. 2°)</text:p>
          </table:table-cell>
          <table:table-cell table:style-name="Tabla1.B1" office:value-type="string">
            <text:p text:style-name="P21">La presente declaración no implica la obligatoriedad de efectuar erogaciones por parte de la Administración Municipal. </text:p>
            <text:p text:style-name="P21"/>
          </table:table-cell>
        </table:table-row>
        <table:table-row table:style-name="Tabla1.3">
          <table:table-cell table:style-name="Tabla1.A1" office:value-type="string">
            <text:p text:style-name="P20">Art. 3°)</text:p>
          </table:table-cell>
          <table:table-cell table:style-name="Tabla1.A1" office:value-type="string">
            <text:p text:style-name="P21">Comuníquese. Dése a publicidad. Tómese razón. Cumplido, archívese.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Heading_20_4" style:display-name="Heading 4" style:family="paragraph" style:parent-style-name="Standard" style:next-style-name="Text_20_body" style:list-style-name="WW8Num2" style:class="text">
      <style:paragraph-properties fo:margin-top="0.494cm" fo:margin-bottom="0.494cm"/>
      <style:text-properties fo:language="es" fo:country="ES" fo:font-weight="bold" style:font-weight-asian="bold" style:font-weight-complex="bold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11pt" style:font-size-asian="11pt" style:font-name-complex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  <style:text-properties fo:language="es" fo:country="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norita" style:family="paragraph">
      <style:paragraph-properties fo:orphans="0" fo:widows="0" fo:hyphenation-ladder-count="no-limit"/>
      <style:text-properties style:use-window-font-color="true" style:font-name="Nimbus Roman No9 L1" fo:font-size="12pt" fo:language="es" fo:country="AR" style:font-name-asian="Droid Sans Fallback1" style:font-size-asian="12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orphans="2" fo:widows="2" fo:hyphenation-ladder-count="no-limit" style:text-autospace="none"/>
      <style:text-properties fo:color="#000000" style:font-name="Arial" fo:font-size="12pt" fo:language="es" fo:country="ES" style:font-name-asian="Times New Roman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s" fo:country="ES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Fuente_20_de_20_párrafo_20_predeter." style:display-name="Fuente de párrafo predeter." style:family="text"/>
    <style:style style:name="Texto_20_sin_20_formato_20_Car" style:display-name="Texto sin formato Car" style:family="text" style:parent-style-name="Fuente_20_de_20_párrafo_20_predeter.">
      <style:text-properties style:font-name="Courier New" fo:language="es" fo:country="ES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136cm" fo:break-before="page" table:align="left" style:writing-mode="lr-tb"/>
    </style:style>
    <style:style style:name="Tabla3.A" style:family="table-column">
      <style:table-column-properties style:column-width="5.63cm"/>
    </style:style>
    <style:style style:name="Tabla3.B" style:family="table-column">
      <style:table-column-properties style:column-width="4.974cm"/>
    </style:style>
    <style:style style:name="Tabla3.C" style:family="table-column">
      <style:table-column-properties style:column-width="5.532cm"/>
    </style:style>
    <style:style style:name="Tabla3.1" style:family="table-row">
      <style:table-row-properties style:min-row-height="3.295cm"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3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Tabla2" style:family="table">
      <style:table-properties style:width="16.129cm" table:align="left" style:writing-mode="lr-tb"/>
    </style:style>
    <style:style style:name="Tabla2.A" style:family="table-column">
      <style:table-column-properties style:column-width="6.565cm"/>
    </style:style>
    <style:style style:name="Tabla2.B" style:family="table-column">
      <style:table-column-properties style:column-width="9.564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0cm" fo:margin-right="-0.508cm" fo:text-indent="0cm" style:auto-text-indent="false"/>
    </style:style>
    <style:style style:name="MP2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language="es" fo:country="MX"/>
    </style:style>
    <style:style style:name="MP3" style:family="paragraph" style:parent-style-name="Standard">
      <style:paragraph-properties fo:margin-left="0cm" fo:margin-right="-0.508cm" fo:text-indent="0cm" style:auto-text-indent="false" style:snap-to-layout-grid="false"/>
    </style:style>
    <style:style style:name="MP4" style:family="paragraph" style:parent-style-name="Standard">
      <style:paragraph-properties fo:margin-left="0cm" fo:margin-right="-0.508cm" fo:text-indent="0cm" style:auto-text-indent="false"/>
    </style:style>
    <style:style style:name="MP5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style:font-size-asian="8pt" style:font-size-complex="8pt"/>
    </style:style>
    <style:style style:name="MP6" style:family="paragraph" style:parent-style-name="Standard">
      <style:paragraph-properties fo:margin-left="0cm" fo:margin-right="-0.233cm" fo:text-align="center" style:justify-single-word="false" fo:text-indent="0cm" style:auto-text-indent="false"/>
      <style:text-properties fo:font-size="8pt" style:font-size-asian="8pt" style:font-size-complex="8pt"/>
    </style:style>
    <style:style style:name="MP7" style:family="paragraph" style:parent-style-name="Footer">
      <style:paragraph-properties fo:margin-left="0cm" fo:margin-right="0.635cm" fo:text-align="justify" style:justify-single-word="false" fo:text-indent="0cm" style:auto-text-indent="false"/>
      <style:text-properties style:font-name="Arial" fo:font-size="8pt" fo:language="es" fo:country="MX" style:font-size-asian="8pt" style:font-name-complex="Arial" style:font-size-complex="8pt"/>
    </style:style>
    <style:style style:name="MP8" style:family="paragraph" style:parent-style-name="Footer">
      <style:paragraph-properties fo:margin-left="0cm" fo:margin-right="0.635cm" fo:text-align="start" style:justify-single-word="false" fo:text-indent="0cm" style:auto-text-indent="false"/>
      <style:text-properties fo:font-size="8pt" fo:font-style="italic" style:font-size-asian="8pt" style:font-style-asian="italic" style:font-name-complex="Arial" style:font-size-complex="9pt"/>
    </style:style>
    <style:style style:name="MT1" style:family="text">
      <style:text-properties fo:language="es" fo:country="MX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21.59cm" fo:page-height="35.56cm" style:num-format="1" style:print-orientation="portrait" fo:margin-top="1.251cm" fo:margin-bottom="5.001cm" fo:margin-left="3cm" fo:margin-right="3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>
        <style:header-footer-properties fo:min-height="1.067cm" fo:margin-left="0cm" fo:margin-right="0cm" fo:margin-top="0.968cm" style:dynamic-spacing="true"/>
      </style:footer-style>
    </style:page-layout>
    <style:page-layout style:name="Mpm2">
      <style:page-layout-properties fo:page-width="21.59cm" fo:page-height="35.56cm" style:num-format="1" style:print-orientation="portrait" fo:margin-top="3cm" fo:margin-bottom="6.068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2">DCLE</text:p>
            </table:table-cell>
            <table:table-cell table:style-name="Tabla3.A1" office:value-type="string">
              <text:p text:style-name="MP2">DECLARACIÓN </text:p>
            </table:table-cell>
            <table:table-cell table:style-name="Tabla3.C1" office:value-type="string">
              <text:p text:style-name="MP3"/>
              <text:p text:style-name="MP4"><draw:frame draw:style-name="Mfr1" draw:name="gráficos1" text:anchor-type="char" svg:y="-0.146cm" svg:width="4.371cm" svg:height="1.342cm" draw:z-index="1"><draw:image xlink:href="Pictures/10000000000000F1000000587432C3F9.jpg" xlink:type="simple" xlink:show="embed" xlink:actuate="onLoad"/></draw:frame></text:p>
              <text:p text:style-name="MP4"/>
              <text:p text:style-name="MP4"/>
              <text:p text:style-name="MP5"/>
              <text:p text:style-name="MP6">Donar órganos, tejidos y sangre, es donar vida. <text:span text:style-name="MT1">(Ordenanza 1421-CM-2004)</text:span></text:p>
            </table:table-cell>
          </table:table-row>
        </table:table>
        <text:p text:style-name="MP4"/>
      </style:header>
      <style:footer>
        <text:p text:style-name="Text_20_body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7">CMSCB.DCLE.RE.21 - Rev.00</text:p>
              <text:p text:style-name="MP7">Fecha: 12/11/14</text:p>
            </table:table-cell>
            <table:table-cell table:style-name="Tabla2.A1" office:value-type="string">
              <text:p text:style-name="MP8"/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SION ORDINARIA</dc:title>
    <meta:initial-creator>Concejo Municipal Municipalid</meta:initial-creator>
    <meta:creation-date>2010-04-05T21:29:00</meta:creation-date>
    <dc:creator>nadia </dc:creator>
    <dc:date>2015-09-22T13:17:12</dc:date>
    <meta:print-date>2014-03-18T13:28:00</meta:print-date>
    <meta:editing-cycles>7</meta:editing-cycles>
    <meta:editing-duration>PT6M30S</meta:editing-duration>
    <meta:generator>LibreOffice/3.5$Linux_X86_64 LibreOffice_project/350m1$Build-2</meta:generator>
    <meta:document-statistic meta:table-count="3" meta:image-count="1" meta:object-count="0" meta:page-count="2" meta:paragraph-count="29" meta:word-count="336" meta:character-count="2816" meta:non-whitespace-character-count="1934"/>
    <meta:user-defined meta:name="Información 1"/>
    <meta:user-defined meta:name="Información 2"/>
    <meta:user-defined meta:name="Información 3"/>
    <meta:user-defined meta:name="Información 4"/>
  </office:meta>
</office:document-meta>
</file>